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6b0094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draw:fill="solid" draw:fill-color="#ff3333"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svg:stroke-width="0cm" draw:fill="none" draw:fill-color="#ff0000" draw:textarea-vertical-align="middle" draw:shadow="hidden"/>
    </style:style>
    <style:style style:name="gr4" style:family="graphic" style:parent-style-name="standard">
      <style:graphic-properties draw:stroke="none" draw:fill="solid" draw:fill-color="#0099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draw:fill="solid" draw:fill-color="#dc2300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none" draw:fill="solid" draw:fill-color="#333333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stroke="none" draw:fill="solid" draw:fill-color="#33cc66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color="#ffffff" fo:font-size="32pt" style:font-size-asian="32pt" style:font-size-complex="32pt"/>
    </style:style>
    <style:style style:name="T1" style:family="text">
      <style:text-properties fo:color="#ffffff"/>
    </style:style>
    <style:style style:name="T2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2cm" svg:height="3.2cm" svg:x="7.6cm" svg:y="6.316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" draw:id="id1" draw:layer="layout" svg:width="3.2cm" svg:height="3.2cm" svg:x="7.6cm" svg:y="11.716cm">
          <text:p text:style-name="P1"><text:span text:style-name="T1">We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5" draw:id="id5" draw:layer="layout" svg:width="3.2cm" svg:height="3.2cm" svg:x="12cm" svg:y="7.316cm">
          <text:p text:style-name="P1"><text:span text:style-name="T1">Ibrid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6" draw:id="id6" draw:layer="layout" svg:width="3.2cm" svg:height="3.2cm" svg:x="12cm" svg:y="3.816cm">
          <text:p text:style-name="P1"><text:span text:style-name="T1">Nativ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" draw:id="id2" draw:layer="layout" svg:width="3.2cm" svg:height="3.2cm" svg:x="12cm" svg:y="10.716cm">
          <text:p text:style-name="P1"><text:span text:style-name="T1">Mobile</text:span><text:span text:style-name="T1"><text:line-break/></text:span><text:span text:style-name="T1">Si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3" draw:id="id3" draw:layer="layout" svg:width="3.2cm" svg:height="3.2cm" svg:x="12cm" svg:y="14.216cm">
          <text:p text:style-name="P1"><text:span text:style-name="T1">RW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curve" svg:x1="10.8cm" svg:y1="13.316cm" svg:x2="12cm" svg:y2="12.316cm" draw:start-shape="id1" draw:start-glue-point="10" draw:end-shape="id2" draw:end-glue-point="6" svg:d="m10800 13316c900 0 300-1000 1200-1000" svg:viewBox="0 0 1201 1001">
          <text:p/>
        </draw:connector>
        <draw:connector draw:style-name="gr3" draw:text-style-name="P3" draw:layer="layout" draw:type="curve" svg:x1="10.8cm" svg:y1="13.316cm" svg:x2="12cm" svg:y2="15.816cm" draw:start-shape="id1" draw:start-glue-point="10" draw:end-shape="id3" draw:end-glue-point="6" svg:d="m10800 13316c900 0 300 2500 1200 2500" svg:viewBox="0 0 1201 2501">
          <text:p/>
        </draw:connector>
        <draw:connector draw:style-name="gr3" draw:text-style-name="P3" draw:layer="layout" draw:type="curve" svg:x1="10.8cm" svg:y1="7.916cm" svg:x2="12cm" svg:y2="8.916cm" draw:start-shape="id4" draw:start-glue-point="10" draw:end-shape="id5" draw:end-glue-point="6" svg:d="m10800 7916c900 0 300 1000 1200 1000" svg:viewBox="0 0 1201 1001">
          <text:p/>
        </draw:connector>
        <draw:connector draw:style-name="gr3" draw:text-style-name="P3" draw:layer="layout" draw:type="curve" svg:x1="10.8cm" svg:y1="7.916cm" svg:x2="12cm" svg:y2="5.416cm" draw:start-shape="id4" draw:start-glue-point="10" draw:end-shape="id6" draw:end-glue-point="6" svg:d="m10800 7916c900 0 300-2500 1200-2500" svg:viewBox="0 0 1201 2501">
          <text:p/>
        </draw:connector>
        <draw:custom-shape draw:style-name="gr4" draw:text-style-name="P2" xml:id="id7" draw:id="id7" draw:layer="layout" svg:width="3.2cm" svg:height="3.2cm" svg:x="3.1cm" svg:y="9.016cm">
          <text:p text:style-name="P1"><text:span text:style-name="T1">MOBI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curve" svg:x1="6.3cm" svg:y1="10.616cm" svg:x2="7.6cm" svg:y2="13.316cm" draw:start-shape="id7" draw:start-glue-point="10" draw:end-shape="id1" svg:d="m6300 10616c975 0 325 2700 1300 2700" svg:viewBox="0 0 1301 2701">
          <text:p/>
        </draw:connector>
        <draw:connector draw:style-name="gr3" draw:text-style-name="P3" draw:layer="layout" draw:type="curve" svg:x1="6.3cm" svg:y1="10.616cm" svg:x2="7.6cm" svg:y2="7.916cm" draw:start-shape="id7" draw:start-glue-point="10" draw:end-shape="id4" svg:d="m6300 10616c975 0 325-2700 1300-2700" svg:viewBox="0 0 1301 2701">
          <text:p/>
        </draw:connector>
        <draw:custom-shape draw:style-name="gr5" draw:text-style-name="P4" draw:layer="layout" svg:width="13.684cm" svg:height="2.3cm" draw:transform="rotate (1.5707963267949) translate (16.4cm 17.5cm)">
          <text:p text:style-name="P1"><text:span text:style-name="T2">frammentazione</text:span></text:p>
          <draw:enhanced-geometry svg:viewBox="0 0 21600 21600" draw:mirror-horizontal="false" draw:mirror-vertical="false" draw:text-areas="0 0 21600 21600" draw:type="chevron" draw:modifiers="20310.008181074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13.684cm" svg:height="2.3cm" draw:transform="rotate (1.5707963267949) translate (19cm 17.5cm)">
          <text:p text:style-name="P1"><text:span text:style-name="T2">difficoltà*</text:span></text:p>
          <draw:enhanced-geometry svg:viewBox="0 0 21600 21600" draw:mirror-horizontal="false" draw:mirror-vertical="false" draw:text-areas="0 0 21600 21600" draw:type="chevron" draw:modifiers="20310.008181074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13.684cm" svg:height="2.3cm" draw:transform="rotate (1.5707963267949) translate (21.6cm 17.5cm)">
          <text:p text:style-name="P1"><text:span text:style-name="T2">potenzialità</text:span></text:p>
          <draw:enhanced-geometry svg:viewBox="0 0 21600 21600" draw:mirror-horizontal="false" draw:mirror-vertical="false" draw:text-areas="0 0 21600 21600" draw:type="chevron" draw:modifiers="20310.008181074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 Paolo Ramon</meta:initial-creator>
    <meta:creation-date>2013-11-12T21:32:29.932087000</meta:creation-date>
    <dc:date>2013-11-12T21:36:13.519784000</dc:date>
    <dc:creator>Pier Paolo Ramon</dc:creator>
    <meta:editing-duration>PT2M35S</meta:editing-duration>
    <meta:editing-cycles>3</meta:editing-cycles>
    <meta:generator>LibreOffice/4.1.1.2$MacOSX_x86 LibreOffice_project/7e4286b58adc75a14f6d83f53a03b6c11fa2903</meta:generator>
    <meta:document-statistic meta:object-count="16"/>
  </office:meta>
</office:document-meta>
</file>